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fo:language="en" fo:country="US" officeooo:paragraph-rsid="00250ea1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250ea1"/>
    </style:style>
    <style:style style:name="P9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fo:font-size="14pt" officeooo:paragraph-rsid="001e70dd" style:font-size-asian="14pt" style:font-size-complex="14pt"/>
    </style:style>
    <style:style style:name="P10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fo:font-size="14pt" officeooo:paragraph-rsid="001e70d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12" style:family="paragraph" style:parent-style-name="Standard">
      <style:text-properties fo:language="en" fo:country="US" officeooo:paragraph-rsid="00250ea1"/>
    </style:style>
    <style:style style:name="P13" style:family="paragraph" style:parent-style-name="List_20_Paragraph" style:list-style-name="WWNum11">
      <style:text-properties officeooo:paragraph-rsid="00250ea1"/>
    </style:style>
    <style:style style:name="P14" style:family="paragraph" style:parent-style-name="List_20_Paragraph" style:list-style-name="WWNum21">
      <style:text-properties officeooo:paragraph-rsid="00250ea1"/>
    </style:style>
    <style:style style:name="P15" style:family="paragraph" style:parent-style-name="List_20_Paragraph" style:list-style-name="WWNum21">
      <style:text-properties fo:language="en" fo:country="US" officeooo:paragraph-rsid="00250ea1"/>
    </style:style>
    <style:style style:name="P16" style:family="paragraph" style:parent-style-name="List_20_Paragraph" style:list-style-name="WWNum22">
      <style:text-properties fo:language="en" fo:country="US" officeooo:paragraph-rsid="00250ea1"/>
    </style:style>
    <style:style style:name="P17" style:family="paragraph" style:parent-style-name="List_20_Paragraph" style:list-style-name="WWNum22">
      <style:text-properties officeooo:paragraph-rsid="00250ea1"/>
    </style:style>
    <style:style style:name="P18" style:family="paragraph" style:parent-style-name="List_20_Paragraph" style:list-style-name="WWNum23">
      <style:text-properties officeooo:paragraph-rsid="00250ea1"/>
    </style:style>
    <style:style style:name="P19" style:family="paragraph" style:parent-style-name="List_20_Paragraph" style:list-style-name="WWNum23">
      <style:paragraph-properties fo:text-align="start" style:justify-single-word="false"/>
      <style:text-properties fo:font-size="12pt" fo:font-weight="normal" officeooo:paragraph-rsid="00250ea1" style:font-size-asian="10.5pt" style:font-weight-asian="normal" style:font-size-complex="12pt" style:font-weight-complex="normal"/>
    </style:style>
    <style:style style:name="P20" style:family="paragraph" style:parent-style-name="List_20_Paragraph">
      <style:paragraph-properties fo:text-align="start" style:justify-single-word="false"/>
      <style:text-properties fo:font-size="12pt" fo:font-weight="normal" officeooo:paragraph-rsid="00250ea1" style:font-size-asian="10.5pt" style:font-weight-asian="normal" style:font-size-complex="12pt" style:font-weight-complex="normal"/>
    </style:style>
    <style:style style:name="P21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1ec4c8"/>
    </style:style>
    <style:style style:name="P2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26bfdd" style:font-size-asian="12pt" style:font-weight-asian="bold" style:font-size-complex="12pt" style:font-weight-complex="bold"/>
    </style:style>
    <style:style style:name="P23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276892" officeooo:paragraph-rsid="00276892" style:font-size-asian="12pt" style:font-weight-asian="bold" style:font-size-complex="12pt" style:font-weight-complex="bold"/>
    </style:style>
    <style:style style:name="P24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fo:language="en" fo:country="US" fo:font-weight="normal" officeooo:rsid="00276892" officeooo:paragraph-rsid="00276892" style:font-size-asian="8.75pt" style:font-weight-asian="normal" style:font-size-complex="1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50ea1" style:font-size-asian="16pt" style:font-size-complex="16pt"/>
    </style:style>
    <style:style style:name="T3" style:family="text">
      <style:text-properties fo:font-size="16pt" officeooo:rsid="00265170" style:font-size-asian="16pt" style:font-size-complex="16pt"/>
    </style:style>
    <style:style style:name="T4" style:family="text">
      <style:text-properties officeooo:rsid="001e70dd"/>
    </style:style>
    <style:style style:name="T5" style:family="text">
      <style:text-properties officeooo:rsid="001ec4c8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сковский Авиационный Институт</text:p>
      <text:p text:style-name="P10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</text:span><text:span text:style-name="T2">2</text:span><text:span text:style-name="T1">.</text:span></text:p>
      <text:p text:style-name="P1"><text:span text:style-name="T1">Тема: «К</text:span><text:span text:style-name="T3">онтейнеры</text:span><text:span text:style-name="T1">»</text:span>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4">4</text:span>0<text:span text:style-name="T4">8</text:span>Б</text:p>
      <text:p text:style-name="P2">Студент: <text:span text:style-name="T4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5">6</text:span></text:p>
      <text:p text:style-name="P2"/>
      <text:p text:style-name="P2"/>
      <text:p text:style-name="P1">Москва</text:p>
      <text:p text:style-name="P1">201<text:span text:style-name="T4">7</text:span><text:bookmark text:name="_Toc427828971"/></text:p>
      <text:p text:style-name="P7"><text:soft-page-break/>Цель работы </text:p>
      <text:p text:style-name="P8">Целью лабораторной работы является:</text:p>
      <text:list xml:id="list4807610641469156344" text:style-name="WWNum11">
        <text:list-item>
          <text:p text:style-name="P13">Закрепление навыков работы с классами.</text:p>
        </text:list-item>
        <text:list-item>
          <text:p text:style-name="P13">Создание простых динамических структур данных.</text:p>
        </text:list-item>
        <text:list-item>
          <text:p text:style-name="P13"><text:bookmark-start text:name="_Toc427828972"/>Работа с объектами, передаваемыми «по значению».<text:bookmark-end text:name="_Toc427828972"/></text:p>
        </text:list-item>
      </text:list>
      <text:list xml:id="list6078469289716863718" text:style-name="WWNum2">
        <text:list-header>
          <text:p text:style-name="P21"/>
        </text:list-header>
      </text:list>
      <text:p text:style-name="P7">Задание </text:p>
      <text:p text:style-name="P8">Необходимо спроектировать и запрограммировать на языке <text:span text:style-name="T6">C++ класс-контейнер первого уровня, содержащий </text:span><text:span text:style-name="T8">одну фигуру ( колонка фигура 1)</text:span><text:span text:style-name="T7">,</text:span><text:span text:style-name="T6"> согласно вариантов задания.</text:span></text:p>
      <text:p text:style-name="P6">Классы должны удовлетворять следующим правилам:</text:p>
      <text:list xml:id="list6668674085707217497" text:style-name="WWNum21">
        <text:list-item>
          <text:p text:style-name="P15">Требования к классу фигуры аналогичны требованиям из лабораторной работы 1.</text:p>
        </text:list-item>
        <text:list-item>
          <text:p text:style-name="P14">Классы фигур должны иметь переопределенный оператор вывода в поток <text:span text:style-name="T6">std::ostream (&lt;&lt;)</text:span>. Оператор должен распечатывать параметры фигуры (тип фигуры, длины сторон, радиус и т.д)<text:span text:style-name="T6">.</text:span></text:p>
        </text:list-item>
        <text:list-item>
          <text:p text:style-name="P14">Классы фигур <text:span text:style-name="T6">должны иметь переопределенный оператор ввода фигуры из потока std::istream (&gt;&gt;). Оператор должен вводить основные параметры фигуры </text:span>(длины сторон, радиус и т.д)<text:span text:style-name="T6">.</text:span></text:p>
        </text:list-item>
        <text:list-item>
          <text:p text:style-name="P14">Классы фигур <text:span text:style-name="T6">должны иметь операторы копирования (=).</text:span></text:p>
        </text:list-item>
        <text:list-item>
          <text:p text:style-name="P14">Классы фигур <text:span text:style-name="T6">должны иметь операторы сравнения с такими же фигурами (==).</text:span></text:p>
        </text:list-item>
        <text:list-item>
          <text:p text:style-name="P15">Класс-контейнер должен соджержать объекты фигур “по значению” (не по ссылке).</text:p>
        </text:list-item>
        <text:list-item>
          <text:p text:style-name="P15">Класс-контейнер должен иметь метод по добавлению фигуры в контейнер.</text:p>
        </text:list-item>
        <text:list-item>
          <text:p text:style-name="P14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14"><text:span text:style-name="T6">Класс-контейнер должен иметь метод по удалению фигуры из контейнера </text:span>(опеределяется структурой контейнера)<text:span text:style-name="T6">.</text:span></text:p>
        </text:list-item>
        <text:list-item>
          <text:p text:style-name="P15">Класс-контейнер должен иметь перегруженный оператор по выводу контейнера в поток std::ostream (&lt;&lt;).</text:p>
        </text:list-item>
        <text:list-item>
          <text:p text:style-name="P15">Класс-контейнер должен иметь деструктор, удаляющий все элементы контейнера.</text:p>
        </text:list-item>
        <text:list-item>
          <text:p text:style-name="P14">Классы <text:span text:style-name="T6">должны быть расположенны в раздельных файлах: отдельно заголовки (.h), </text:span>отдельно описание методов (<text:span text:style-name="T6">.cpp).</text:span></text:p>
        </text:list-item>
      </text:list>
      <text:p text:style-name="P6"/>
      <text:p text:style-name="P6">Нельзя использовать:</text:p>
      <text:list xml:id="list7011785339952476801" text:style-name="WWNum22">
        <text:list-item>
          <text:p text:style-name="P16">Стандартные контейнеры std.</text:p>
        </text:list-item>
        <text:list-item>
          <text:p text:style-name="P17">Шаблоны (<text:span text:style-name="T6">template).</text:span></text:p>
        </text:list-item>
        <text:list-item>
          <text:p text:style-name="P17">Различные варианты умных указателей (<text:span text:style-name="T6">shared_ptr, weak_ptr).</text:span></text:p>
        </text:list-item>
      </text:list>
      <text:p text:style-name="P6"/>
      <text:p text:style-name="P8">Программа должна позволять:</text:p>
      <text:list xml:id="list3235168042198717697" text:style-name="WWNum23">
        <text:list-item>
          <text:p text:style-name="P18">Вводить произвольное количество фигур и добавлять их в контейнер.</text:p>
        </text:list-item>
        <text:list-item>
          <text:p text:style-name="P18">Распечатывать содержимое контейнера.</text:p>
        </text:list-item>
        <text:list-item>
          <text:p text:style-name="P19">Удалять фигуры из контейнера.</text:p>
        </text:list-item>
      </text:list>
      <text:p text:style-name="P20"/>
      <text:p text:style-name="P22">Выводы</text:p>
      <text:p text:style-name="P22"/>
      <text:p text:style-name="P23">Листинг</text:p>
      <text:p text:style-name="P24">trapezoid.h:</text:p>
      <text:p text:style-name="P24">#ifndef TRAPEZOID_H</text:p>
      <text:p text:style-name="P24">#define TRAPEZOID_H</text:p>
      <text:p text:style-name="P24"/>
      <text:p text:style-name="P24">#include &lt;iostream&gt;</text:p>
      <text:p text:style-name="P24">#include "figure.h"</text:p>
      <text:p text:style-name="P24"/>
      <text:p text:style-name="P24">class Trapezoid : public Figure</text:p>
      <text:p text:style-name="P24"><text:soft-page-break/>{</text:p>
      <text:p text:style-name="P24">public:</text:p>
      <text:p text:style-name="P24"><text:tab/>Trapezoid();</text:p>
      <text:p text:style-name="P24"><text:tab/>Trapezoid(std::istream&amp; is);</text:p>
      <text:p text:style-name="P24"/>
      <text:p text:style-name="P24"><text:tab/>void print() const override;</text:p>
      <text:p text:style-name="P24"><text:tab/>double area() const override;</text:p>
      <text:p text:style-name="P24"/>
      <text:p text:style-name="P24"><text:tab/>Trapezoid&amp; operator = (const Trapezoid&amp; other);</text:p>
      <text:p text:style-name="P24"><text:tab/>bool operator == (const Trapezoid&amp; other) const;</text:p>
      <text:p text:style-name="P24"/>
      <text:p text:style-name="P24"><text:tab/>friend std::ostream&amp; operator &lt;&lt; (std::ostream&amp; os, const Trapezoid&amp; trapezoid);</text:p>
      <text:p text:style-name="P24"><text:tab/>friend std::istream&amp; operator &gt;&gt; (std::istream&amp; is, Trapezoid&amp; trapezoid);</text:p>
      <text:p text:style-name="P24"/>
      <text:p text:style-name="P24">private:</text:p>
      <text:p text:style-name="P24"><text:tab/>double m_sideA;</text:p>
      <text:p text:style-name="P24"><text:tab/>double m_sideB;</text:p>
      <text:p text:style-name="P24"><text:tab/>double m_height;</text:p>
      <text:p text:style-name="P24">};</text:p>
      <text:p text:style-name="P24"/>
      <text:p text:style-name="P24">#endif</text:p>
      <text:p text:style-name="P24"/>
      <text:p text:style-name="P24">queue_item.h:</text:p>
      <text:p text:style-name="P24">#ifndef QUEUE_ITEM_H</text:p>
      <text:p text:style-name="P24">#define QUEUE_ITEM_H</text:p>
      <text:p text:style-name="P24"/>
      <text:p text:style-name="P24">#include "square.h"</text:p>
      <text:p text:style-name="P24"/>
      <text:p text:style-name="P24">class QueueItem</text:p>
      <text:p text:style-name="P24">{</text:p>
      <text:p text:style-name="P24">public:</text:p>
      <text:p text:style-name="P24"><text:tab/>QueueItem(const Square&amp; square);</text:p>
      <text:p text:style-name="P24"/>
      <text:p text:style-name="P24"><text:tab/>void setNext(QueueItem* next);</text:p>
      <text:p text:style-name="P24"><text:tab/>QueueItem* getNext();</text:p>
      <text:p text:style-name="P24"><text:tab/>Square getSquare() const;</text:p>
      <text:p text:style-name="P24"/>
      <text:p text:style-name="P24">private:</text:p>
      <text:p text:style-name="P24"><text:tab/>Square m_square;</text:p>
      <text:p text:style-name="P24"><text:tab/>QueueItem* m_next;</text:p>
      <text:p text:style-name="P24">};</text:p>
      <text:p text:style-name="P24"/>
      <text:p text:style-name="P24">#endif</text:p>
      <text:p text:style-name="P24"/>
      <text:p text:style-name="P24">square.h:</text:p>
      <text:p text:style-name="P24">#ifndef SQUARE_H</text:p>
      <text:p text:style-name="P24">#define SQUARE_H</text:p>
      <text:p text:style-name="P24"/>
      <text:p text:style-name="P24">#include &lt;iostream&gt;</text:p>
      <text:p text:style-name="P24">#include "figure.h"</text:p>
      <text:p text:style-name="P24"/>
      <text:p text:style-name="P24">class Square : public Figure</text:p>
      <text:p text:style-name="P24">{</text:p>
      <text:p text:style-name="P24">public:</text:p>
      <text:p text:style-name="P24"><text:tab/>Square();</text:p>
      <text:p text:style-name="P24"><text:tab/>Square(std::istream&amp; is);</text:p>
      <text:p text:style-name="P24"/>
      <text:p text:style-name="P24"><text:tab/>void print() const override;</text:p>
      <text:p text:style-name="P24"><text:tab/>double area() const override;</text:p>
      <text:p text:style-name="P24"/>
      <text:p text:style-name="P24"><text:tab/>Square&amp; operator = (const Square&amp; other);</text:p>
      <text:p text:style-name="P24"><text:tab/>bool operator == (const Square&amp; other) const;</text:p>
      <text:p text:style-name="P24"/>
      <text:p text:style-name="P24"><text:soft-page-break/><text:tab/>friend std::ostream&amp; operator &lt;&lt; (std::ostream&amp; os, const Square&amp; square);</text:p>
      <text:p text:style-name="P24"><text:tab/>friend std::istream&amp; operator &gt;&gt; (std::istream&amp; is, Square&amp; square);</text:p>
      <text:p text:style-name="P24"/>
      <text:p text:style-name="P24">private:</text:p>
      <text:p text:style-name="P24"><text:tab/>double m_side;</text:p>
      <text:p text:style-name="P24">};</text:p>
      <text:p text:style-name="P24"/>
      <text:p text:style-name="P24">#endif</text:p>
      <text:p text:style-name="P24"/>
      <text:p text:style-name="P24">trapezoid.cpp:</text:p>
      <text:p text:style-name="P24">#include "trapezoid.h"</text:p>
      <text:p text:style-name="P24"/>
      <text:p text:style-name="P24">Trapezoid::Trapezoid()</text:p>
      <text:p text:style-name="P24">{</text:p>
      <text:p text:style-name="P24"><text:tab/>m_sideA = 0.0;</text:p>
      <text:p text:style-name="P24"><text:tab/>m_sideB = 0.0;</text:p>
      <text:p text:style-name="P24"><text:tab/>m_height = 0.0;</text:p>
      <text:p text:style-name="P24">}</text:p>
      <text:p text:style-name="P24"/>
      <text:p text:style-name="P24">Trapezoid::Trapezoid(std::istream&amp; is)</text:p>
      <text:p text:style-name="P24">{</text:p>
      <text:p text:style-name="P24"><text:tab/>is &gt;&gt; *this;</text:p>
      <text:p text:style-name="P24">}</text:p>
      <text:p text:style-name="P24"/>
      <text:p text:style-name="P24">void Trapezoid::print() const</text:p>
      <text:p text:style-name="P24">{</text:p>
      <text:p text:style-name="P24"><text:tab/>std::cout &lt;&lt; *this;</text:p>
      <text:p text:style-name="P24">}</text:p>
      <text:p text:style-name="P24"/>
      <text:p text:style-name="P24">double Trapezoid::area() const</text:p>
      <text:p text:style-name="P24">{</text:p>
      <text:p text:style-name="P24"><text:tab/>return m_height * (m_sideA + m_sideB) / 2.0;</text:p>
      <text:p text:style-name="P24">}</text:p>
      <text:p text:style-name="P24"/>
      <text:p text:style-name="P24">Trapezoid&amp; Trapezoid::operator = (const Trapezoid&amp; other)</text:p>
      <text:p text:style-name="P24">{</text:p>
      <text:p text:style-name="P24"><text:tab/>if (&amp;other == this)</text:p>
      <text:p text:style-name="P24"><text:tab/><text:tab/>return *this;</text:p>
      <text:p text:style-name="P24"/>
      <text:p text:style-name="P24"><text:tab/>m_sideA = other.m_sideA;</text:p>
      <text:p text:style-name="P24"><text:tab/>m_sideB = other.m_sideB;</text:p>
      <text:p text:style-name="P24"><text:tab/>m_height = other.m_height;</text:p>
      <text:p text:style-name="P24"/>
      <text:p text:style-name="P24"><text:tab/>return *this;</text:p>
      <text:p text:style-name="P24">}</text:p>
      <text:p text:style-name="P24"/>
      <text:p text:style-name="P24">bool Trapezoid::operator == (const Trapezoid&amp; other) const</text:p>
      <text:p text:style-name="P24">{</text:p>
      <text:p text:style-name="P24"><text:tab/>return m_sideA == other.m_sideA &amp;&amp; m_sideB == other.m_sideB &amp;&amp; m_height == other.m_height;</text:p>
      <text:p text:style-name="P24">}</text:p>
      <text:p text:style-name="P24"/>
      <text:p text:style-name="P24">std::ostream&amp; operator &lt;&lt; (std::ostream&amp; os, const Trapezoid&amp; trapezoid)</text:p>
      <text:p text:style-name="P24">{</text:p>
      <text:p text:style-name="P24"><text:tab/>os &lt;&lt; "================" &lt;&lt; std::endl;</text:p>
      <text:p text:style-name="P24"><text:tab/>os &lt;&lt; "Figure type: trapezoid" &lt;&lt; std::endl;</text:p>
      <text:p text:style-name="P24"><text:tab/>os &lt;&lt; "Side A size: " &lt;&lt; trapezoid.m_sideA &lt;&lt; std::endl;</text:p>
      <text:p text:style-name="P24"><text:tab/>os &lt;&lt; "Side B size: " &lt;&lt; trapezoid.m_sideB &lt;&lt; std::endl;</text:p>
      <text:p text:style-name="P24"><text:tab/>os &lt;&lt; "Height: " &lt;&lt; trapezoid.m_height &lt;&lt; std::endl;</text:p>
      <text:p text:style-name="P24"/>
      <text:p text:style-name="P24"><text:tab/>return os;</text:p>
      <text:p text:style-name="P24">}</text:p>
      <text:p text:style-name="P24"/>
      <text:p text:style-name="P24">std::istream&amp; operator &gt;&gt; (std::istream&amp; is, Trapezoid&amp; trapezoid)</text:p>
      <text:p text:style-name="P24"><text:soft-page-break/>{</text:p>
      <text:p text:style-name="P24"><text:tab/>std::cout &lt;&lt; "================" &lt;&lt; std::endl;</text:p>
      <text:p text:style-name="P24"><text:tab/>std::cout &lt;&lt; "Enter side A: ";</text:p>
      <text:p text:style-name="P24"><text:tab/>is &gt;&gt; trapezoid.m_sideA;</text:p>
      <text:p text:style-name="P24"><text:tab/>std::cout &lt;&lt; "Enter side B: ";</text:p>
      <text:p text:style-name="P24"><text:tab/>is &gt;&gt; trapezoid.m_sideB;</text:p>
      <text:p text:style-name="P24"><text:tab/>std::cout &lt;&lt; "Enter height: ";</text:p>
      <text:p text:style-name="P24"><text:tab/>is &gt;&gt; trapezoid.m_height;</text:p>
      <text:p text:style-name="P24"/>
      <text:p text:style-name="P24"><text:tab/>return is;</text:p>
      <text:p text:style-name="P24">}</text:p>
      <text:p text:style-name="P24"/>
      <text:p text:style-name="P24">queue.cpp:</text:p>
      <text:p text:style-name="P24">#include "queue.h"</text:p>
      <text:p text:style-name="P24"/>
      <text:p text:style-name="P24">Queue::Queue()</text:p>
      <text:p text:style-name="P24">{</text:p>
      <text:p text:style-name="P24"><text:tab/>m_front = nullptr;</text:p>
      <text:p text:style-name="P24"><text:tab/>m_end = nullptr;</text:p>
      <text:p text:style-name="P24"><text:tab/>m_size = 0;</text:p>
      <text:p text:style-name="P24">}</text:p>
      <text:p text:style-name="P24"/>
      <text:p text:style-name="P24">Queue::~Queue()</text:p>
      <text:p text:style-name="P24">{</text:p>
      <text:p text:style-name="P24"><text:tab/>while (size() &gt; 0)</text:p>
      <text:p text:style-name="P24"><text:tab/><text:tab/>pop();</text:p>
      <text:p text:style-name="P24">}</text:p>
      <text:p text:style-name="P24"/>
      <text:p text:style-name="P24">void Queue::push(const Square&amp; square)</text:p>
      <text:p text:style-name="P24">{</text:p>
      <text:p text:style-name="P24"><text:tab/>QueueItem* item = new QueueItem(square);</text:p>
      <text:p text:style-name="P24"/>
      <text:p text:style-name="P24"><text:tab/>if (m_size == 0)</text:p>
      <text:p text:style-name="P24"><text:tab/>{</text:p>
      <text:p text:style-name="P24"><text:tab/><text:tab/>m_front = item;</text:p>
      <text:p text:style-name="P24"><text:tab/><text:tab/>m_end = m_front;</text:p>
      <text:p text:style-name="P24"><text:tab/>}</text:p>
      <text:p text:style-name="P24"><text:tab/>else</text:p>
      <text:p text:style-name="P24"><text:tab/>{</text:p>
      <text:p text:style-name="P24"><text:tab/><text:tab/>m_end-&gt;setNext(item);</text:p>
      <text:p text:style-name="P24"><text:tab/><text:tab/>m_end = item;</text:p>
      <text:p text:style-name="P24"><text:tab/>}</text:p>
      <text:p text:style-name="P24"/>
      <text:p text:style-name="P24"><text:tab/>++m_size;</text:p>
      <text:p text:style-name="P24">}</text:p>
      <text:p text:style-name="P24"/>
      <text:p text:style-name="P24">void Queue::pop()</text:p>
      <text:p text:style-name="P24">{</text:p>
      <text:p text:style-name="P24"><text:tab/>if (m_size == 1)</text:p>
      <text:p text:style-name="P24"><text:tab/>{</text:p>
      <text:p text:style-name="P24"><text:tab/><text:tab/>delete m_front;</text:p>
      <text:p text:style-name="P24"/>
      <text:p text:style-name="P24"><text:tab/><text:tab/>m_front = nullptr;</text:p>
      <text:p text:style-name="P24"><text:tab/><text:tab/>m_end = nullptr;</text:p>
      <text:p text:style-name="P24"><text:tab/>}</text:p>
      <text:p text:style-name="P24"><text:tab/>else</text:p>
      <text:p text:style-name="P24"><text:tab/>{</text:p>
      <text:p text:style-name="P24"><text:tab/><text:tab/>QueueItem* next = m_front-&gt;getNext();</text:p>
      <text:p text:style-name="P24"/>
      <text:p text:style-name="P24"><text:tab/><text:tab/>delete m_front;</text:p>
      <text:p text:style-name="P24"/>
      <text:p text:style-name="P24"><text:tab/><text:tab/>m_front = next;</text:p>
      <text:p text:style-name="P24"><text:tab/>}</text:p>
      <text:p text:style-name="P24"><text:soft-page-break/></text:p>
      <text:p text:style-name="P24"><text:tab/>--m_size;</text:p>
      <text:p text:style-name="P24">}</text:p>
      <text:p text:style-name="P24"/>
      <text:p text:style-name="P24">unsigned int Queue::size() const</text:p>
      <text:p text:style-name="P24">{</text:p>
      <text:p text:style-name="P24"><text:tab/>return m_size;</text:p>
      <text:p text:style-name="P24">}</text:p>
      <text:p text:style-name="P24"/>
      <text:p text:style-name="P24">Square Queue::front() const</text:p>
      <text:p text:style-name="P24">{</text:p>
      <text:p text:style-name="P24"><text:tab/>return m_front-&gt;getSquare();</text:p>
      <text:p text:style-name="P24">}</text:p>
      <text:p text:style-name="P24"/>
      <text:p text:style-name="P24">std::ostream&amp; operator &lt;&lt; (std::ostream&amp; os, const Queue&amp; queue)</text:p>
      <text:p text:style-name="P24">{</text:p>
      <text:p text:style-name="P24"><text:tab/>if (queue.size() == 0)</text:p>
      <text:p text:style-name="P24"><text:tab/>{</text:p>
      <text:p text:style-name="P24"><text:tab/><text:tab/>os &lt;&lt; "================" &lt;&lt; std::endl;</text:p>
      <text:p text:style-name="P24"><text:tab/><text:tab/>os &lt;&lt; "Queue is empty" &lt;&lt; std::endl;</text:p>
      <text:p text:style-name="P24"><text:tab/>}</text:p>
      <text:p text:style-name="P24"><text:tab/>else</text:p>
      <text:p text:style-name="P24"><text:tab/>{</text:p>
      <text:p text:style-name="P24"><text:tab/><text:tab/>QueueItem* item = queue.m_front;</text:p>
      <text:p text:style-name="P24"/>
      <text:p text:style-name="P24"><text:tab/><text:tab/>while (item != nullptr)</text:p>
      <text:p text:style-name="P24"><text:tab/><text:tab/>{</text:p>
      <text:p text:style-name="P24"><text:tab/><text:tab/><text:tab/>os &lt;&lt; item-&gt;getSquare();</text:p>
      <text:p text:style-name="P24"><text:tab/><text:tab/><text:tab/>item = item-&gt;getNext();</text:p>
      <text:p text:style-name="P24"><text:tab/><text:tab/>}</text:p>
      <text:p text:style-name="P24"><text:tab/>}</text:p>
      <text:p text:style-name="P24"/>
      <text:p text:style-name="P24"><text:tab/>return os;</text:p>
      <text:p text:style-name="P24">}</text:p>
      <text:p text:style-name="P24"/>
      <text:p text:style-name="P24">rectangle.h:</text:p>
      <text:p text:style-name="P24">#ifndef RECTANGLE_H</text:p>
      <text:p text:style-name="P24">#define RECTANGLE_H</text:p>
      <text:p text:style-name="P24"/>
      <text:p text:style-name="P24">#include &lt;iostream&gt;</text:p>
      <text:p text:style-name="P24">#include "figure.h"</text:p>
      <text:p text:style-name="P24"/>
      <text:p text:style-name="P24">class Rectangle : public Figure</text:p>
      <text:p text:style-name="P24">{</text:p>
      <text:p text:style-name="P24">public:</text:p>
      <text:p text:style-name="P24"><text:tab/>Rectangle();</text:p>
      <text:p text:style-name="P24"><text:tab/>Rectangle(std::istream&amp; is);</text:p>
      <text:p text:style-name="P24"/>
      <text:p text:style-name="P24"><text:tab/>void print() const override;</text:p>
      <text:p text:style-name="P24"><text:tab/>double area() const override;</text:p>
      <text:p text:style-name="P24"/>
      <text:p text:style-name="P24"><text:tab/>Rectangle&amp; operator = (const Rectangle&amp; other);</text:p>
      <text:p text:style-name="P24"><text:tab/>bool operator == (const Rectangle&amp; other) const;</text:p>
      <text:p text:style-name="P24"/>
      <text:p text:style-name="P24"><text:tab/>friend std::ostream&amp; operator &lt;&lt; (std::ostream&amp; os, const Rectangle&amp; rectangle);</text:p>
      <text:p text:style-name="P24"><text:tab/>friend std::istream&amp; operator &gt;&gt; (std::istream&amp; is, Rectangle&amp; rectangle);</text:p>
      <text:p text:style-name="P24"/>
      <text:p text:style-name="P24">private:</text:p>
      <text:p text:style-name="P24"><text:tab/>double m_sideA;</text:p>
      <text:p text:style-name="P24"><text:tab/>double m_sideB;</text:p>
      <text:p text:style-name="P24">};</text:p>
      <text:p text:style-name="P24"/>
      <text:p text:style-name="P24">#endif</text:p>
      <text:p text:style-name="P24"><text:soft-page-break/></text:p>
      <text:p text:style-name="P24">queue_item.cpp:</text:p>
      <text:p text:style-name="P24">#include "queue_item.h"</text:p>
      <text:p text:style-name="P24"/>
      <text:p text:style-name="P24">QueueItem::QueueItem(const Square&amp; square)</text:p>
      <text:p text:style-name="P24">{</text:p>
      <text:p text:style-name="P24"><text:tab/>m_next = nullptr;</text:p>
      <text:p text:style-name="P24"><text:tab/>m_square = square;</text:p>
      <text:p text:style-name="P24">}</text:p>
      <text:p text:style-name="P24"/>
      <text:p text:style-name="P24">void QueueItem::setNext(QueueItem* next)</text:p>
      <text:p text:style-name="P24">{</text:p>
      <text:p text:style-name="P24"><text:tab/>m_next = next;</text:p>
      <text:p text:style-name="P24">}</text:p>
      <text:p text:style-name="P24"/>
      <text:p text:style-name="P24">QueueItem* QueueItem::getNext()</text:p>
      <text:p text:style-name="P24">{</text:p>
      <text:p text:style-name="P24"><text:tab/>return m_next;</text:p>
      <text:p text:style-name="P24">}</text:p>
      <text:p text:style-name="P24"/>
      <text:p text:style-name="P24">Square QueueItem::getSquare() const</text:p>
      <text:p text:style-name="P24">{</text:p>
      <text:p text:style-name="P24"><text:tab/>return m_square;</text:p>
      <text:p text:style-name="P24">}</text:p>
      <text:p text:style-name="P24"/>
      <text:p text:style-name="P24">figure.h:</text:p>
      <text:p text:style-name="P24">#ifndef FIGURE_H</text:p>
      <text:p text:style-name="P24">#define FIGURE_H</text:p>
      <text:p text:style-name="P24"/>
      <text:p text:style-name="P24">class Figure</text:p>
      <text:p text:style-name="P24">{</text:p>
      <text:p text:style-name="P24">public:</text:p>
      <text:p text:style-name="P24"><text:tab/>virtual ~Figure() {}</text:p>
      <text:p text:style-name="P24"><text:tab/>virtual void print() const = 0;</text:p>
      <text:p text:style-name="P24"><text:tab/>virtual double area() const = 0;</text:p>
      <text:p text:style-name="P24">};</text:p>
      <text:p text:style-name="P24"/>
      <text:p text:style-name="P24">#endif</text:p>
      <text:p text:style-name="P24"/>
      <text:p text:style-name="P24">queue.h:</text:p>
      <text:p text:style-name="P24">#ifndef QUEUE_H</text:p>
      <text:p text:style-name="P24">#define QUEUE_H</text:p>
      <text:p text:style-name="P24"/>
      <text:p text:style-name="P24">#include "queue_item.h"</text:p>
      <text:p text:style-name="P24"/>
      <text:p text:style-name="P24">class Queue</text:p>
      <text:p text:style-name="P24">{</text:p>
      <text:p text:style-name="P24">public:</text:p>
      <text:p text:style-name="P24"><text:tab/>Queue();</text:p>
      <text:p text:style-name="P24"><text:tab/>~Queue();</text:p>
      <text:p text:style-name="P24"/>
      <text:p text:style-name="P24"><text:tab/>void push(const Square&amp; square);</text:p>
      <text:p text:style-name="P24"><text:tab/>void pop();</text:p>
      <text:p text:style-name="P24"><text:tab/>unsigned int size() const;</text:p>
      <text:p text:style-name="P24"><text:tab/>Square front() const;</text:p>
      <text:p text:style-name="P24"/>
      <text:p text:style-name="P24"><text:tab/>friend std::ostream&amp; operator &lt;&lt; (std::ostream&amp; os, const Queue&amp; queue);</text:p>
      <text:p text:style-name="P24"/>
      <text:p text:style-name="P24">private:</text:p>
      <text:p text:style-name="P24"><text:tab/>QueueItem* m_front;</text:p>
      <text:p text:style-name="P24"><text:tab/>QueueItem* m_end;</text:p>
      <text:p text:style-name="P24"><text:tab/>unsigned int m_size;</text:p>
      <text:p text:style-name="P24">};</text:p>
      <text:p text:style-name="P24"><text:soft-page-break/></text:p>
      <text:p text:style-name="P24">#endif</text:p>
      <text:p text:style-name="P24"/>
      <text:p text:style-name="P24">square.cpp:</text:p>
      <text:p text:style-name="P24">#include "square.h"</text:p>
      <text:p text:style-name="P24"/>
      <text:p text:style-name="P24">Square::Square()</text:p>
      <text:p text:style-name="P24">{</text:p>
      <text:p text:style-name="P24"><text:tab/>m_side = 0.0;</text:p>
      <text:p text:style-name="P24">}</text:p>
      <text:p text:style-name="P24"/>
      <text:p text:style-name="P24">Square::Square(std::istream&amp; is)</text:p>
      <text:p text:style-name="P24">{</text:p>
      <text:p text:style-name="P24"><text:tab/>is &gt;&gt; *this;</text:p>
      <text:p text:style-name="P24">}</text:p>
      <text:p text:style-name="P24"/>
      <text:p text:style-name="P24">void Square::print() const</text:p>
      <text:p text:style-name="P24">{</text:p>
      <text:p text:style-name="P24"><text:tab/>std::cout &lt;&lt; *this;</text:p>
      <text:p text:style-name="P24">}</text:p>
      <text:p text:style-name="P24"/>
      <text:p text:style-name="P24">double Square::area() const</text:p>
      <text:p text:style-name="P24">{</text:p>
      <text:p text:style-name="P24"><text:tab/>return m_side * m_side;</text:p>
      <text:p text:style-name="P24">}</text:p>
      <text:p text:style-name="P24"/>
      <text:p text:style-name="P24">Square&amp; Square::operator = (const Square&amp; other)</text:p>
      <text:p text:style-name="P24">{</text:p>
      <text:p text:style-name="P24"><text:tab/>if (&amp;other == this)</text:p>
      <text:p text:style-name="P24"><text:tab/><text:tab/>return *this;</text:p>
      <text:p text:style-name="P24"/>
      <text:p text:style-name="P24"><text:tab/>m_side = other.m_side;</text:p>
      <text:p text:style-name="P24"/>
      <text:p text:style-name="P24"><text:tab/>return *this;</text:p>
      <text:p text:style-name="P24">}</text:p>
      <text:p text:style-name="P24"/>
      <text:p text:style-name="P24">bool Square::operator == (const Square&amp; other) const</text:p>
      <text:p text:style-name="P24">{</text:p>
      <text:p text:style-name="P24"><text:tab/>return m_side == other.m_side;</text:p>
      <text:p text:style-name="P24">}</text:p>
      <text:p text:style-name="P24"/>
      <text:p text:style-name="P24">std::ostream&amp; operator &lt;&lt; (std::ostream&amp; os, const Square&amp; square)</text:p>
      <text:p text:style-name="P24">{</text:p>
      <text:p text:style-name="P24"><text:tab/>os &lt;&lt; "================" &lt;&lt; std::endl;</text:p>
      <text:p text:style-name="P24"><text:tab/>os &lt;&lt; "Figure type: square" &lt;&lt; std::endl;</text:p>
      <text:p text:style-name="P24"><text:tab/>os &lt;&lt; "Side size: " &lt;&lt; square.m_side &lt;&lt; std::endl;</text:p>
      <text:p text:style-name="P24"/>
      <text:p text:style-name="P24"><text:tab/>return os;</text:p>
      <text:p text:style-name="P24">}</text:p>
      <text:p text:style-name="P24"/>
      <text:p text:style-name="P24">std::istream&amp; operator &gt;&gt; (std::istream&amp; is, Square&amp; square)</text:p>
      <text:p text:style-name="P24">{</text:p>
      <text:p text:style-name="P24"><text:tab/>std::cout &lt;&lt; "================" &lt;&lt; std::endl;</text:p>
      <text:p text:style-name="P24"><text:tab/>std::cout &lt;&lt; "Enter side: ";</text:p>
      <text:p text:style-name="P24"><text:tab/>is &gt;&gt; square.m_side;</text:p>
      <text:p text:style-name="P24"/>
      <text:p text:style-name="P24"><text:tab/>return is;</text:p>
      <text:p text:style-name="P24">}</text:p>
      <text:p text:style-name="P24"/>
      <text:p text:style-name="P24">makefile:</text:p>
      <text:p text:style-name="P24">CC = g++</text:p>
      <text:p text:style-name="P24">CFLAGS = -std=c++11 -Wall -Werror -Wno-sign-compare -Wno-unused-result</text:p>
      <text:p text:style-name="P24">FILES = *.cpp</text:p>
      <text:p text:style-name="P24"><text:soft-page-break/>PROG = lab2</text:p>
      <text:p text:style-name="P24"/>
      <text:p text:style-name="P24">all:</text:p>
      <text:p text:style-name="P24"><text:tab/>$(CC) $(CFLAGS) -o $(PROG) $(FILES)</text:p>
      <text:p text:style-name="P24"/>
      <text:p text:style-name="P24">clean:</text:p>
      <text:p text:style-name="P24"><text:tab/>rm $(PROG)</text:p>
      <text:p text:style-name="P24"/>
      <text:p text:style-name="P24">main.cpp:</text:p>
      <text:p text:style-name="P24">#include "queue.h"</text:p>
      <text:p text:style-name="P24"/>
      <text:p text:style-name="P24">int main()</text:p>
      <text:p text:style-name="P24">{</text:p>
      <text:p text:style-name="P24"><text:tab/>unsigned int action;</text:p>
      <text:p text:style-name="P24"><text:tab/>Queue q;</text:p>
      <text:p text:style-name="P24"/>
      <text:p text:style-name="P24"><text:tab/>while (true)</text:p>
      <text:p text:style-name="P24"><text:tab/>{</text:p>
      <text:p text:style-name="P24"><text:tab/><text:tab/>std::cout &lt;&lt; "================" &lt;&lt; std::endl;</text:p>
      <text:p text:style-name="P24"><text:tab/><text:tab/>std::cout &lt;&lt; "Menu:" &lt;&lt; std::endl;</text:p>
      <text:p text:style-name="P24"><text:tab/><text:tab/>std::cout &lt;&lt; "1) Add figure" &lt;&lt; std::endl;</text:p>
      <text:p text:style-name="P24"><text:tab/><text:tab/>std::cout &lt;&lt; "2) Delete figure" &lt;&lt; std::endl;</text:p>
      <text:p text:style-name="P24"><text:tab/><text:tab/>std::cout &lt;&lt; "3) Print" &lt;&lt; std::endl;</text:p>
      <text:p text:style-name="P24"><text:tab/><text:tab/>std::cout &lt;&lt; "0) Quit" &lt;&lt; std::endl;</text:p>
      <text:p text:style-name="P24"><text:tab/><text:tab/>std::cin &gt;&gt; action;</text:p>
      <text:p text:style-name="P24"/>
      <text:p text:style-name="P24"><text:tab/><text:tab/>if (action == 0)</text:p>
      <text:p text:style-name="P24"><text:tab/><text:tab/><text:tab/>break;</text:p>
      <text:p text:style-name="P24"/>
      <text:p text:style-name="P24"><text:tab/><text:tab/>if (action &gt; 3)</text:p>
      <text:p text:style-name="P24"><text:tab/><text:tab/>{</text:p>
      <text:p text:style-name="P24"><text:tab/><text:tab/><text:tab/>std::cout &lt;&lt; "Error: invalid action" &lt;&lt; std::endl;</text:p>
      <text:p text:style-name="P24"/>
      <text:p text:style-name="P24"><text:tab/><text:tab/><text:tab/>continue;</text:p>
      <text:p text:style-name="P24"><text:tab/><text:tab/>}</text:p>
      <text:p text:style-name="P24"/>
      <text:p text:style-name="P24"><text:tab/><text:tab/>switch (action)</text:p>
      <text:p text:style-name="P24"><text:tab/><text:tab/>{</text:p>
      <text:p text:style-name="P24"><text:tab/><text:tab/><text:tab/>case 1:</text:p>
      <text:p text:style-name="P24"><text:tab/><text:tab/><text:tab/>{</text:p>
      <text:p text:style-name="P24"><text:tab/><text:tab/><text:tab/><text:tab/>Square square(std::cin);</text:p>
      <text:p text:style-name="P24"/>
      <text:p text:style-name="P24"><text:tab/><text:tab/><text:tab/><text:tab/>q.push(square);</text:p>
      <text:p text:style-name="P24"/>
      <text:p text:style-name="P24"><text:tab/><text:tab/><text:tab/><text:tab/>break;</text:p>
      <text:p text:style-name="P24"><text:tab/><text:tab/><text:tab/>}</text:p>
      <text:p text:style-name="P24"/>
      <text:p text:style-name="P24"><text:tab/><text:tab/><text:tab/>case 2:</text:p>
      <text:p text:style-name="P24"><text:tab/><text:tab/><text:tab/>{</text:p>
      <text:p text:style-name="P24"><text:tab/><text:tab/><text:tab/><text:tab/>q.pop();</text:p>
      <text:p text:style-name="P24"/>
      <text:p text:style-name="P24"><text:tab/><text:tab/><text:tab/><text:tab/>break;</text:p>
      <text:p text:style-name="P24"><text:tab/><text:tab/><text:tab/>}</text:p>
      <text:p text:style-name="P24"/>
      <text:p text:style-name="P24"><text:tab/><text:tab/><text:tab/>case 3:</text:p>
      <text:p text:style-name="P24"><text:tab/><text:tab/><text:tab/>{</text:p>
      <text:p text:style-name="P24"><text:tab/><text:tab/><text:tab/><text:tab/>std::cout &lt;&lt; q;</text:p>
      <text:p text:style-name="P24"/>
      <text:p text:style-name="P24"><text:tab/><text:tab/><text:tab/><text:tab/>break;</text:p>
      <text:p text:style-name="P24"><text:tab/><text:tab/><text:tab/>}</text:p>
      <text:p text:style-name="P24"><text:tab/><text:tab/>}</text:p>
      <text:p text:style-name="P24"><text:tab/>}</text:p>
      <text:p text:style-name="P24"><text:tab/></text:p>
      <text:p text:style-name="P24"><text:soft-page-break/><text:tab/>return 0;</text:p>
      <text:p text:style-name="P24">}</text:p>
      <text:p text:style-name="P24"/>
      <text:p text:style-name="P24">rectangle.cpp:</text:p>
      <text:p text:style-name="P24">#include "rectangle.h"</text:p>
      <text:p text:style-name="P24"/>
      <text:p text:style-name="P24">Rectangle::Rectangle()</text:p>
      <text:p text:style-name="P24">{</text:p>
      <text:p text:style-name="P24"><text:tab/>m_sideA = 0.0;</text:p>
      <text:p text:style-name="P24"><text:tab/>m_sideB = 0.0;</text:p>
      <text:p text:style-name="P24">}</text:p>
      <text:p text:style-name="P24"/>
      <text:p text:style-name="P24">Rectangle::Rectangle(std::istream&amp; is)</text:p>
      <text:p text:style-name="P24">{</text:p>
      <text:p text:style-name="P24"><text:tab/>is &gt;&gt; *this;</text:p>
      <text:p text:style-name="P24">}</text:p>
      <text:p text:style-name="P24"/>
      <text:p text:style-name="P24">void Rectangle::print() const</text:p>
      <text:p text:style-name="P24">{</text:p>
      <text:p text:style-name="P24"><text:tab/>std::cout &lt;&lt; *this;</text:p>
      <text:p text:style-name="P24">}</text:p>
      <text:p text:style-name="P24"/>
      <text:p text:style-name="P24">double Rectangle::area() const</text:p>
      <text:p text:style-name="P24">{</text:p>
      <text:p text:style-name="P24"><text:tab/>return m_sideA * m_sideB;</text:p>
      <text:p text:style-name="P24">}</text:p>
      <text:p text:style-name="P24"/>
      <text:p text:style-name="P24">Rectangle&amp; Rectangle::operator = (const Rectangle&amp; other)</text:p>
      <text:p text:style-name="P24">{</text:p>
      <text:p text:style-name="P24"><text:tab/>if (&amp;other == this)</text:p>
      <text:p text:style-name="P24"><text:tab/><text:tab/>return *this;</text:p>
      <text:p text:style-name="P24"/>
      <text:p text:style-name="P24"><text:tab/>m_sideA = other.m_sideA;</text:p>
      <text:p text:style-name="P24"><text:tab/>m_sideB = other.m_sideB;</text:p>
      <text:p text:style-name="P24"/>
      <text:p text:style-name="P24"><text:tab/>return *this;</text:p>
      <text:p text:style-name="P24">}</text:p>
      <text:p text:style-name="P24"/>
      <text:p text:style-name="P24">bool Rectangle::operator == (const Rectangle&amp; other) const</text:p>
      <text:p text:style-name="P24">{</text:p>
      <text:p text:style-name="P24"><text:tab/>return m_sideA == other.m_sideA &amp;&amp; m_sideB == other.m_sideB;</text:p>
      <text:p text:style-name="P24">}</text:p>
      <text:p text:style-name="P24"/>
      <text:p text:style-name="P24">std::ostream&amp; operator &lt;&lt; (std::ostream&amp; os, const Rectangle&amp; rectangle)</text:p>
      <text:p text:style-name="P24">{</text:p>
      <text:p text:style-name="P24"><text:tab/>os &lt;&lt; "================" &lt;&lt; std::endl;</text:p>
      <text:p text:style-name="P24"><text:tab/>os &lt;&lt; "Figure type: rectangle" &lt;&lt; std::endl;</text:p>
      <text:p text:style-name="P24"><text:tab/>os &lt;&lt; "Side A size: " &lt;&lt; rectangle.m_sideA &lt;&lt; std::endl;</text:p>
      <text:p text:style-name="P24"><text:tab/>os &lt;&lt; "Side B size: " &lt;&lt; rectangle.m_sideB &lt;&lt; std::endl;</text:p>
      <text:p text:style-name="P24"/>
      <text:p text:style-name="P24"><text:tab/>return os;</text:p>
      <text:p text:style-name="P24">}</text:p>
      <text:p text:style-name="P24"/>
      <text:p text:style-name="P24">std::istream&amp; operator &gt;&gt; (std::istream&amp; is, Rectangle&amp; rectangle)</text:p>
      <text:p text:style-name="P24">{</text:p>
      <text:p text:style-name="P24"><text:tab/>std::cout &lt;&lt; "================" &lt;&lt; std::endl;</text:p>
      <text:p text:style-name="P24"><text:tab/>std::cout &lt;&lt; "Enter side A: ";</text:p>
      <text:p text:style-name="P24"><text:tab/>is &gt;&gt; rectangle.m_sideA;</text:p>
      <text:p text:style-name="P24"><text:tab/>std::cout &lt;&lt; "Enter side B: ";</text:p>
      <text:p text:style-name="P24"><text:tab/>is &gt;&gt; rectangle.m_sideB;</text:p>
      <text:p text:style-name="P24"/>
      <text:p text:style-name="P24"><text:tab/>return is;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40:57.126330797</dc:date>
    <meta:editing-duration>PT41M58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0" meta:paragraph-count="441" meta:word-count="1357" meta:character-count="9742" meta:non-whitespace-character-count="8552"/>
  </office:meta>
</office:document-meta>
</file>